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a0c80" officeooo:paragraph-rsid="000a0c80"/>
    </style:style>
    <style:style style:name="P2" style:family="paragraph" style:parent-style-name="Standard">
      <style:paragraph-properties fo:line-height="150%"/>
      <style:text-properties style:font-name="Ubuntu" officeooo:rsid="000383de" officeooo:paragraph-rsid="000383de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officeooo:rsid="000383de" officeooo:paragraph-rsid="000383de"/>
    </style:style>
    <style:style style:name="P4" style:family="paragraph" style:parent-style-name="Standard">
      <style:paragraph-properties fo:line-height="150%" fo:text-align="start" style:justify-single-word="false"/>
      <style:text-properties style:font-name="Ubuntu" officeooo:rsid="000383de" officeooo:paragraph-rsid="000383de"/>
    </style:style>
    <style:style style:name="P5" style:family="paragraph" style:parent-style-name="Standard">
      <style:paragraph-properties fo:line-height="150%" fo:text-align="start" style:justify-single-word="false"/>
      <style:text-properties style:font-name="Ubuntu" officeooo:paragraph-rsid="000383de"/>
    </style:style>
    <style:style style:name="P6" style:family="paragraph" style:parent-style-name="Standard">
      <style:paragraph-properties fo:line-height="150%" fo:text-align="start" style:justify-single-word="false"/>
      <style:text-properties style:font-name="Ubuntu" officeooo:paragraph-rsid="00078afe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officeooo:rsid="00053fec" officeooo:paragraph-rsid="0005c588"/>
    </style:style>
    <style:style style:name="P8" style:family="paragraph" style:parent-style-name="Standard">
      <style:paragraph-properties fo:line-height="150%" fo:text-align="start" style:justify-single-word="false"/>
      <style:text-properties style:font-name="Ubuntu" officeooo:rsid="0005c588" officeooo:paragraph-rsid="0005c588"/>
    </style:style>
    <style:style style:name="T1" style:family="text">
      <style:text-properties officeooo:rsid="000383de"/>
    </style:style>
    <style:style style:name="T2" style:family="text">
      <style:text-properties officeooo:rsid="0005c588"/>
    </style:style>
    <style:style style:name="T3" style:family="text">
      <style:text-properties officeooo:rsid="00078afe"/>
    </style:style>
    <style:style style:name="T4" style:family="text">
      <style:text-properties officeooo:rsid="0008e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 ______________________________________________________n°____2° Agro</text:p>
      <text:p text:style-name="P3">Atividade avaliativa 3,0 pontos</text:p>
      <text:p text:style-name="P4"/>
      <text:p text:style-name="P5"><text:span text:style-name="T1">1) </text:span>Sabemos que o preço da picanha bovina é R$ <text:span text:style-name="T1">35</text:span>,00 mais caro que a carne de <text:span text:style-name="T1">costela minga</text:span>. Comprando 2kg de costela <text:span text:style-name="T1">minga </text:span>e 1kg de picanha gasta-se R$ <text:span text:style-name="T1">125</text:span>,00. Qual o valor de cada carne?</text:p>
      <text:p text:style-name="P5"/>
      <text:p text:style-name="P5"/>
      <text:p text:style-name="P5"/>
      <text:p text:style-name="P5"/>
      <text:p text:style-name="P5"><text:span text:style-name="T1">2) </text:span>Qual o comprimento e largura de um terreno retangular cuja área é 2<text:span text:style-name="T1">53</text:span>m². sabendo que seu comprimento é maior que sua largura em <text:span text:style-name="T1">12</text:span>m?</text:p>
      <text:p text:style-name="P5"/>
      <text:p text:style-name="P5"/>
      <text:p text:style-name="P5"/>
      <text:p text:style-name="P5"/>
      <text:p text:style-name="P5"/>
      <text:p text:style-name="P7">3) <text:span text:style-name="T2">Sabendo que pagamos cerca de 22,5% de imposto sobre produtos de supermercado. Quanto se pagaria de imposto sobre uma compra de R$890,00?</text:span></text:p>
      <text:p text:style-name="P7"/>
      <text:p text:style-name="P7"/>
      <text:p text:style-name="P7"/>
      <text:p text:style-name="P7"/>
      <text:p text:style-name="P8">4) <text:span text:style-name="T3">Em uma compra de de um computado de R$2400,00 <text:s/>na nota fiscal vei discriminado que foi pago R$964,00 de imposto. Qual a porcentagem de imposto cobrada pelo governo em materiais eletrônicos?</text:span></text:p>
      <text:p text:style-name="P8"/>
      <text:p text:style-name="P8"/>
      <text:p text:style-name="P8"/>
      <text:p text:style-name="P8"/>
      <text:p text:style-name="P6"><text:span text:style-name="T3">5) </text:span>Em um <text:span text:style-name="T3">grupo</text:span> de 1<text:span text:style-name="T3">34</text:span> <text:span text:style-name="T3">pessoas</text:span>, <text:span text:style-name="T3">93 trabalho registrado</text:span>, <text:span text:style-name="T3">56 trabalhar por conta informalmente </text:span><text:span text:style-name="T4">e 23 pessoas <text:s/>trabalha das duas formas para obter melhor renda</text:span>. Quant<text:span text:style-name="T4">a</text:span>s <text:span text:style-name="T4">pessoas não trabalham nenhuma das duas forma</text:span>? </text:p>
      <text:p text:style-name="P7"><text:span text:style-name="T2"><text:s/></text:span></text:p>
      <text:p text:style-name="P7"/>
      <text:p text:style-name="P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a0c80" officeooo:paragraph-rsid="000a0c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04 <text:s text:c="2"/>AT1V1D4D3!!!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37:35.888303239</meta:creation-date>
    <dc:date>2025-03-18T12:37:16.127783635</dc:date>
    <meta:editing-duration>PT13M4S</meta:editing-duration>
    <meta:editing-cycles>3</meta:editing-cycles>
    <meta:generator>LibreOffice/24.2.7.2$Linux_X86_64 LibreOffice_project/420$Build-2</meta:generator>
    <meta:print-date>2025-03-18T12:37:14.094111985</meta:print-date>
    <meta:printed-by>Arquivos PDF</meta:printed-by>
    <meta:document-statistic meta:table-count="0" meta:image-count="0" meta:object-count="0" meta:page-count="2" meta:paragraph-count="9" meta:word-count="162" meta:character-count="985" meta:non-whitespace-character-count="827"/>
  </office:meta>
</office:document-meta>
</file>